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 manifest:full-path="ObjectReplacements/Object 1"/>
  <manifest:file-entry manifest:media-type="" manifest:full-path="ObjectReplacements/Object 9"/>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007000049B800003EB2F0775371.svm"/>
  <manifest:file-entry manifest:media-type="" manifest:full-path="Pictures/2000000700005FC40000485842062E27.svm"/>
  <manifest:file-entry manifest:media-type="" manifest:full-path="Pictures/2000000700007319000046FDAFA3BC42.svm"/>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Standard">
      <style:text-properties style:font-name="Tahoma" fo:font-size="12pt" style:font-size-asian="12pt" style:font-size-complex="12pt"/>
    </style:style>
    <style:style style:name="P9" style:family="paragraph" style:parent-style-name="Standard">
      <style:paragraph-properties fo:text-align="center" style:justify-single-word="false"/>
      <style:text-properties style:font-name="Tahoma" fo:font-size="12pt" style:font-size-asian="12pt" style:font-size-complex="12pt"/>
    </style:style>
    <style:style style:name="P10" style:family="paragraph" style:parent-style-name="Standard">
      <style:text-properties style:font-name="Tahoma" fo:font-size="12pt" fo:font-weight="bold" style:font-size-asian="12pt" style:font-weight-asian="bold" style:font-size-complex="12pt" style:font-weight-complex="bold"/>
    </style:style>
    <style:style style:name="P11"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2" style:family="paragraph" style:parent-style-name="Standard">
      <style:text-properties style:font-name="Tahoma" fo:font-size="12pt" style:font-size-asian="12pt" style:font-size-complex="12pt"/>
    </style:style>
    <style:style style:name="P13" style:family="paragraph" style:parent-style-name="Heading_20_1">
      <style:text-properties style:font-name="Arial" fo:font-size="16.1000003814697pt" style:font-size-asian="16.1000003814697pt" style:font-size-complex="16.1000003814697pt"/>
    </style:style>
    <style:style style:name="P14" style:family="paragraph" style:parent-style-name="Heading_20_1">
      <style:text-properties style:font-name="Tahoma" fo:font-size="12pt" style:font-size-asian="12pt" style:font-size-complex="12pt"/>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text-properties style:font-name="Tahoma" fo:font-size="12pt" style:font-size-asian="12pt" style:font-size-complex="12pt"/>
    </style:style>
    <style:style style:name="T1" style:family="text">
      <style:text-properties style:font-name="Tahoma" fo:font-size="12pt" style:font-size-asian="12pt" style:font-size-complex="12pt"/>
    </style:style>
    <style:style style:name="T2" style:family="text">
      <style:text-properties style:font-name="Tahoma" fo:font-size="12pt" fo:font-style="italic" style:font-size-asian="12pt" style:font-style-asian="italic" style:font-size-complex="12pt" style:font-style-complex="italic"/>
    </style:style>
    <style:style style:name="T3" style:family="text">
      <style:text-properties style:font-name="Tahoma"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style:font-name="Tahoma"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23.3.2014</text:p>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7">Sisällysluettelo</text:p>
          </text:index-title>
          <text:p text:style-name="P16">1. Johdanto<text:tab/>3</text:p>
          <text:p text:style-name="P16">2. Yleiskuvaus<text:tab/>3</text:p>
          <text:p text:style-name="P16">3. Käyttötapaukset<text:tab/>3</text:p>
          <text:p text:style-name="P16">4. Järjestelmän tietosisältö<text:tab/>4</text:p>
          <text:p text:style-name="P16">5. Relaatiotietokantakaavio<text:tab/>6</text:p>
          <text:p text:style-name="P16">6. Järjestelmän yleisrakenne<text:tab/>7</text:p>
          <text:p text:style-name="P16">7. Käyttöliittymä ja järjestelmän komponentit<text:tab/>7</text:p>
          <text:p text:style-name="P16">8. Asennustiedot<text:tab/>8</text:p>
          <text:p text:style-name="P16">9. Käynnistys- / käyttöohje<text:tab/>8</text:p>
          <text:p text:style-name="P16">10. Tunnetut bugit ja puutteet<text:tab/>8</text:p>
        </text:index-body>
      </text:table-of-content>
      <text:p text:style-name="P1"/>
      <text:h text:style-name="P15" text:outline-level="1">1. Johdanto</text:h>
      <text:p text:style-name="P8"/>
      <text:p text:style-name="P8">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8"/>
      <text:p text:style-name="P8">Työn ohjelmointi toteutetaan Javalla käyttäen apuna Spring -frameworkkia. Tietokanta hoidetaan PostgreSQL -tietokannalla ja molempia, sekä ohjelmaa että tietokantaa ajetaan helsingin yliopiston users -palvelimelta.</text:p>
      <text:p text:style-name="P8"/>
      <text:p text:style-name="P8">Työhön toteutettava web-käyttöliittymä käyttää apuna CSS-tyylisivuja ja Javascriptiä paremman käyttökokemuksen saavuttamiseksi.</text:p>
      <text:p text:style-name="P8"/>
      <text:p text:style-name="P8"/>
      <text:h text:style-name="Heading_20_1" text:outline-level="1">2. Yleiskuvaus</text:h>
      <text:p text:style-name="P8"/>
      <text:p text:style-name="P10">Käyttötapauskaavio</text:p>
      <text:p text:style-name="P8"/>
      <text:p text:style-name="P8">Täytetään myöhemmin..</text:p>
      <text:p text:style-name="P8"/>
      <text:p text:style-name="P8"/>
      <text:p text:style-name="P10">Käyttäjäryhmät</text:p>
      <text:p text:style-name="P8"/>
      <text:p text:style-name="P8">Harrastaja</text:p>
      <text:p text:style-name="P8"><text:tab/>Harrastaja on aina rekisteröitynyt käyttäjä</text:p>
      <text:p text:style-name="P8"/>
      <text:p text:style-name="P8"/>
      <text:p text:style-name="P8">Ylläpitäjä</text:p>
      <text:p text:style-name="P8"><text:tab/>Ylläpitäjä voi poistaa yksittäisiä käyttäjiä ja elokuvia tietokannasta</text:p>
      <text:p text:style-name="P8"/>
      <text:p text:style-name="P8"/>
      <text:p text:style-name="P8"/>
      <text:h text:style-name="Heading_20_1" text:outline-level="1">3. Käyttötapaukset</text:h>
      <text:p text:style-name="P8"/>
      <text:p text:style-name="P8">Täytetään myöhemmin..</text:p>
      <text:p text:style-name="P8"/>
      <text:h text:style-name="P15" text:outline-level="1">4. Järjestelmän tietosisältö</text:h>
      <text:p text:style-name="P8"><draw:frame draw:style-name="fr1" draw:name="grafiikka3" text:anchor-type="paragraph" svg:x="1.672cm" svg:y="-0.062cm" svg:width="13.448cm" svg:height="10.557cm" draw:z-index="2"><draw:image xlink:href="Pictures/20000007000049B800003EB2F0775371.svm" xlink:type="simple" xlink:show="embed" xlink:actuate="onLoad"/></draw:frame></text:p>
      <text:p text:style-name="P9">Käsitekaavio</text:p>
      <text:p text:style-name="P8"/>
      <text:p text:style-name="P8"/>
      <text:p text:style-name="P10"><text:s text:c="3"/>Tietokohde: movies</text:p>
      <text:p text:style-name="P8"><draw:frame draw:style-name="fr2" draw:name="Objekti1" text:anchor-type="paragraph" svg:x="0.496cm" svg:y="0.273cm" svg:width="12.271cm" svg:height="7.966cm" draw:z-index="9"><draw:object xlink:href="./Object 1" xlink:type="simple" xlink:show="embed" xlink:actuate="onLoad"/><draw:image xlink:href="./ObjectReplacements/Object 1" xlink:type="simple" xlink:show="embed" xlink:actuate="onLoad"/></draw:frame></text:p>
      <text:p text:style-name="P8"/>
      <text:p text:style-name="P11"><draw:frame draw:style-name="fr2" draw:name="Objekti2" text:anchor-type="paragraph" svg:x="0.446cm" svg:y="0.547cm" svg:width="16.254cm" svg:height="4.403cm" draw:z-index="3"><draw:object xlink:href="./Object 2" xlink:type="simple" xlink:show="embed" xlink:actuate="onLoad"/><draw:image xlink:href="./ObjectReplacements/Object 2" xlink:type="simple" xlink:show="embed" xlink:actuate="onLoad"/></draw:frame> <text:s text:c="2"/>Tietokohde: users</text:p>
      <text:p text:style-name="P8"/>
      <text:p text:style-name="P8"/>
      <text:p text:style-name="P10"><text:s text:c="3"/>Tietokohde: collections</text:p>
      <text:p text:style-name="P8"><draw:frame draw:style-name="fr2" draw:name="Objekti3" text:anchor-type="paragraph" svg:x="0.527cm" svg:y="0.141cm" svg:width="14.568cm" svg:height="4.403cm" draw:z-index="4"><draw:object xlink:href="./Object 3" xlink:type="simple" xlink:show="embed" xlink:actuate="onLoad"/><draw:image xlink:href="./ObjectReplacements/Object 3" xlink:type="simple" xlink:show="embed" xlink:actuate="onLoad"/></draw:frame></text:p>
      <text:p text:style-name="P8"/>
      <text:p text:style-name="P10"><text:s text:c="2"/>Tietokohde: genres</text:p>
      <text:p text:style-name="P10"><draw:frame draw:style-name="fr2" draw:name="Objekti5" text:anchor-type="paragraph" svg:x="0.388cm" svg:y="0.009cm" svg:width="10.476cm" svg:height="1.73cm" draw:z-index="5"><draw:object xlink:href="./Object 5" xlink:type="simple" xlink:show="embed" xlink:actuate="onLoad"/><draw:image xlink:href="./ObjectReplacements/Object 5" xlink:type="simple" xlink:show="embed" xlink:actuate="onLoad"/></draw:frame></text:p>
      <text:p text:style-name="P10"/>
      <text:p text:style-name="P10"><text:s text:c="2"/>Tietokohde: movies_genres</text:p>
      <text:p text:style-name="P10"><draw:frame draw:style-name="fr2" draw:name="Objekti4" text:anchor-type="paragraph" svg:x="0.37cm" svg:y="0.136cm" svg:width="11.822cm" svg:height="2.621cm" draw:z-index="8"><draw:object xlink:href="./Object 4" xlink:type="simple" xlink:show="embed" xlink:actuate="onLoad"/><draw:image xlink:href="./ObjectReplacements/Object 4" xlink:type="simple" xlink:show="embed" xlink:actuate="onLoad"/></draw:frame></text:p>
      <text:p text:style-name="P10"/>
      <text:p text:style-name="P10"><text:s text:c="2"/>Tietokohde: people</text:p>
      <text:p text:style-name="P10"><draw:frame draw:style-name="fr2" draw:name="Objekti6" text:anchor-type="paragraph" svg:x="0.379cm" svg:y="0.035cm" svg:width="12.494cm" svg:height="2.621cm" draw:z-index="6"><draw:object xlink:href="./Object 6" xlink:type="simple" xlink:show="embed" xlink:actuate="onLoad"/><draw:image xlink:href="./ObjectReplacements/Object 6" xlink:type="simple" xlink:show="embed" xlink:actuate="onLoad"/></draw:frame></text:p>
      <text:p text:style-name="P10"/>
      <text:p text:style-name="P10"/>
      <text:p text:style-name="P10"/>
      <text:p text:style-name="P10"/>
      <text:p text:style-name="P10"><text:soft-page-break/><text:s text:c="2"/>Tietokohde: characters</text:p>
      <text:p text:style-name="P10"><draw:frame draw:style-name="fr2" draw:name="Objekti7" text:anchor-type="paragraph" svg:x="0.326cm" svg:y="0.023cm" svg:width="11.444cm" svg:height="1.73cm" draw:z-index="7"><draw:object xlink:href="./Object 7" xlink:type="simple" xlink:show="embed" xlink:actuate="onLoad"/><draw:image xlink:href="./ObjectReplacements/Object 7" xlink:type="simple" xlink:show="embed" xlink:actuate="onLoad"/></draw:frame></text:p>
      <text:p text:style-name="P10"><text:s text:c="2"/>Tietokohde: cast</text:p>
      <text:p text:style-name="P10"><draw:frame draw:style-name="fr2" draw:name="Objekti8" text:anchor-type="paragraph" svg:x="0.376cm" svg:y="0.194cm" svg:width="12.247cm" svg:height="3.512cm" draw:z-index="10"><draw:object xlink:href="./Object 8" xlink:type="simple" xlink:show="embed" xlink:actuate="onLoad"/><draw:image xlink:href="./ObjectReplacements/Object 8" xlink:type="simple" xlink:show="embed" xlink:actuate="onLoad"/></draw:frame></text:p>
      <text:p text:style-name="P10"><text:s text:c="2"/>Tietokohde: crew</text:p>
      <text:p text:style-name="P10"/>
      <text:p text:style-name="P10"><draw:frame draw:style-name="fr3" draw:name="Objekti9" text:anchor-type="paragraph" svg:width="16.425cm" svg:height="3.512cm" draw:z-index="11"><draw:object xlink:href="./Object 9" xlink:type="simple" xlink:show="embed" xlink:actuate="onLoad"/><draw:image xlink:href="./ObjectReplacements/Object 9" xlink:type="simple" xlink:show="embed" xlink:actuate="onLoad"/></draw:frame></text:p>
      <text:h text:style-name="P13" text:outline-level="1">5. Relaatiotietokantakaavio</text:h>
      <text:p text:style-name="P8"><draw:frame draw:style-name="fr1" draw:name="grafiikka1" text:anchor-type="paragraph" svg:x="0.376cm" svg:y="0.134cm" svg:width="15.401cm" svg:height="11.696cm" draw:z-index="0"><draw:image xlink:href="Pictures/2000000700005FC40000485842062E27.svm" xlink:type="simple" xlink:show="embed" xlink:actuate="onLoad"/></draw:frame></text:p>
      <text:p text:style-name="P8"><text:soft-page-break/>Tietokannan relaatiot näkyvät kaaviosta. Turhat indeksointiavaimet poistunevat vielä myöhemmin.</text:p>
      <text:p text:style-name="P8"/>
      <text:p text:style-name="P8"/>
      <text:h text:style-name="Heading_20_1" text:outline-level="1">6. Järjestelmän yleisrakenne</text:h>
      <text:p text:style-name="P8"/>
      <text:p text:style-name="P8">Sovulluksessa noudatetaan tarkkaa MVC-mallia. Koska työ hyödyntää raskaasti Spring -Framework:ia, sovelluksen koodin osuus on saatu pidettyä tiiviinä ja johdonmukaisena ja työ siten hyvin hallittavissa. MVC-mallin malli (Model), näkymä (View) ja kontrolleri (Controller) toteutuvat työssä täysimääräisinä. </text:p>
      <text:p text:style-name="P8"/>
      <text:p text:style-name="P8">Työn malli hoitaa ainoastaan tiedon noutamista tietokannasta. Näkymän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text:p>
      <text:p text:style-name="P8"/>
      <text:p text:style-name="P8"/>
      <text:h text:style-name="Heading_20_1" text:outline-level="1">7. Käyttöliittymä ja järjestelmän komponentit</text:h>
      <text:p text:style-name="P8"><draw:frame draw:style-name="fr1" draw:name="grafiikka2" text:anchor-type="paragraph" svg:x="0.201cm" svg:y="0.318cm" svg:width="15.961cm" svg:height="10.014cm" draw:z-index="1"><draw:image xlink:href="Pictures/2000000700007319000046FDAFA3BC42.svm" xlink:type="simple" xlink:show="embed" xlink:actuate="onLoad"/></draw:frame></text:p>
      <text:p text:style-name="P8"/>
      <text:p text:style-name="P8"/>
      <text:h text:style-name="P14" text:outline-level="1"><text:soft-page-break/>8. Asennustiedot</text:h>
      <text:p text:style-name="P8"/>
      <text:p text:style-name="P8">Ennen kuin sovellus voidaan asentaa, se tulee ensin kääntää. Projektikansiossa on tarvittavat tiedostot projektin kääntämiseksi maven-ympäristössä. Kääntäminen onnistuu kätevästi esim netbeansilla kunhan siihen on asennettuna ajantasainen Maven-laajennus. Käännettyä ja pakattua war -pakettia voi ajaa esim paikallisesti Jettyn kautta (Jetty haetaan automaattisesti mavenin debug-buildissa) tai käyttämällä jotain web-palvelinta, esim Apachen Tomcattia. </text:p>
      <text:p text:style-name="P8"/>
      <text:p text:style-name="Standard"><text:span text:style-name="T1">Tomcatille paketin asennus onnistuu siirtämällä leffakanta.war -tiedosto tomcatin webappsin alle, kun tomcat on saanut paketin purettua, tulee vielä konfiguroida tietokannan asetukset tiedostoon </text:span><text:span text:style-name="T3">/tomcat/webapps/leffakanta/WEB-INF/classes/jdbc.properties</text:span><text:span text:style-name="T4">. T</text:span><text:span text:style-name="T1">iedostosta tulee muuttaa </text:span><text:span text:style-name="T2">jdbc.username</text:span><text:span text:style-name="T1"> ja </text:span><text:span text:style-name="T2">jdbc.password</text:span><text:span text:style-name="T1"> vastaamaan PostgreSQL:n käyttäjänimeä ja salasanaa. Tämän jälkeen Tomcat tulee käynnistää uudelleen ja sovellusta voi alkaa käyttämään.</text:span></text:p>
      <text:p text:style-name="P18"/>
      <text:h text:style-name="P14" text:outline-level="1">9. Käynnistys- / käyttöohje</text:h>
      <text:p text:style-name="P8"/>
      <text:p text:style-name="P8">Sovellus käynnistetään osoitteesta <text:a xlink:type="simple" xlink:href="http://t-kristiat.users.cs.helsinki.fi/leffakanta">http://t-kristiat.users.cs.helsinki.fi/leffakanta</text:a>. Sovellusta voi käyttää joko luomalla omat tunnukset (linkki rekisteröintiin löytyy aloitussivulta) tai käyttämällä valmiita tunnuksia:</text:p>
      <text:p text:style-name="P8"/>
      <text:p text:style-name="P8">(tavallinen käyttäjä)</text:p>
      <text:p text:style-name="P8">tunnus: ohdake </text:p>
      <text:p text:style-name="P8">salasana: test</text:p>
      <text:p text:style-name="P8"/>
      <text:p text:style-name="P8">(järjestelmänvalvoja)</text:p>
      <text:p text:style-name="P8">tunnus: mikkelinmies</text:p>
      <text:p text:style-name="P8">salasana: test</text:p>
      <text:p text:style-name="P8"/>
      <text:h text:style-name="P14" text:outline-level="1">10. Tunnetut bugit ja puutteet</text:h>
      <text:p text:style-name="P8"/>
      <text:p text:style-name="P8">Lomakkeiden sisällön oikeellisuuden tarkistaminen ja suodattaminen on vielä puutteellista, esimerkiksi "Rating"-arvoksi on asetettava tällä hetkellä luku int tai float -muodossa, eli käyttäen erottimena pistettä pilkun sijaan. Syötteiden tarkistamista tullaan paikkaamaan projektin edetess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6M9S</meta:editing-duration>
    <meta:editing-cycles>26</meta:editing-cycles>
    <meta:generator>OpenOffice/4.0.1$Win32 OpenOffice.org_project/401m5$Build-9714</meta:generator>
    <dc:date>2014-04-07T01:05:45.28</dc:date>
    <meta:document-statistic meta:table-count="0" meta:image-count="3" meta:object-count="9" meta:page-count="8" meta:paragraph-count="61" meta:word-count="462" meta:character-count="43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eeeeee" fo:border="none" fo:padding="0.199cm"/>
      <style:text-properties fo:font-size="10pt" style:font-size-asian="10pt" style:font-size-complex="10pt"/>
    </style:style>
    <style:style style:name="ce3" style:family="table-cell" style:parent-style-name="Default">
      <style:table-cell-properties fo:border="none" fo:padding="0.199cm"/>
      <style:text-properties fo:font-size="10pt" style:font-size-asian="10pt" style:font-size-complex="10pt"/>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3" office:value-type="string">
            <text:p>Desimaaliluku</text:p>
          </table:table-cell>
          <table:table-cell table:style-name="ce3"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3" office:value-type="string">
            <text:p>Desimaaliluku</text:p>
          </table:table-cell>
          <table:table-cell table:style-name="ce3"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3" office:value-type="string">
            <text:p>Merkkijono</text:p>
          </table:table-cell>
          <table:table-cell table:style-name="ce3"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3" office:value-type="string">
            <text:p>Trailer</text:p>
          </table:table-cell>
          <table:table-cell table:style-name="ce3" office:value-type="string">
            <text:p>Merkkijono</text:p>
          </table:table-cell>
          <table:table-cell table:style-name="ce3"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571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3"/>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3"/>
          <table:table-cell office:value-type="string">
            <text:p>Username</text:p>
          </table:table-cell>
          <table:table-cell office:value-type="string">
            <text:p>Merkkijono</text:p>
          </table:table-cell>
          <table:table-cell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3" office:value-type="string">
            <text:p>Merkkijono</text:p>
          </table:table-cell>
          <table:table-cell table:style-name="ce3" office:value-type="string">
            <text:p>Salasanan hash-arvo salasanan tunnistamiseksi</text:p>
          </table:table-cell>
        </table:table-row>
        <table:table-row table:style-name="ro2">
          <table:table-cell table:number-columns-repeated="3"/>
          <table:table-cell office:value-type="string">
            <text:p>Password Salt</text:p>
          </table:table-cell>
          <table:table-cell office:value-type="string">
            <text:p>Merkkijono</text:p>
          </table:table-cell>
          <table:table-cell office:value-type="string">
            <text:p>Salasanan suolausarvo edellisen hashin kanssa käytettäväksi</text:p>
          </table:table-cell>
        </table:table-row>
        <table:table-row table:style-name="ro2">
          <table:table-cell table:number-columns-repeated="3"/>
          <table:table-cell table:style-name="ce3" office:value-type="string">
            <text:p>Is Admin</text:p>
          </table:table-cell>
          <table:table-cell table:style-name="ce3" office:value-type="string">
            <text:p>Totuusarvo</text:p>
          </table:table-cell>
          <table:table-cell table:style-name="ce3"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6"/>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6"/>
          <table:table-cell office:value-type="string">
            <text:p>Owner</text:p>
          </table:table-cell>
          <table:table-cell office:value-type="string">
            <text:p>Desimaaliluku</text:p>
          </table:table-cell>
          <table:table-cell office:value-type="string">
            <text:p>Viiteavain usersin käyttäjään</text:p>
          </table:table-cell>
        </table:table-row>
        <table:table-row table:style-name="ro2">
          <table:table-cell table:number-columns-repeated="6"/>
          <table:table-cell table:style-name="ce3" office:value-type="string">
            <text:p>Movie</text:p>
          </table:table-cell>
          <table:table-cell table:style-name="ce3" office:value-type="string">
            <text:p>Desimaaliluku</text:p>
          </table:table-cell>
          <table:table-cell table:style-name="ce3" office:value-type="string">
            <text:p>Viiteavain moviesin elokuvaan</text:p>
          </table:table-cell>
        </table:table-row>
        <table:table-row table:style-name="ro2">
          <table:table-cell table:number-columns-repeated="6"/>
          <table:table-cell office:value-type="string">
            <text:p>Format Type</text:p>
          </table:table-cell>
          <table:table-cell office:value-type="string">
            <text:p>Enumeroitu arvo</text:p>
          </table:table-cell>
          <table:table-cell office:value-type="string">
            <text:p>Ilmaisee kyseisen elokuvakopion formaatin</text:p>
          </table:table-cell>
        </table:table-row>
        <table:table-row table:style-name="ro2">
          <table:table-cell table:number-columns-repeated="6"/>
          <table:table-cell table:style-name="ce3" office:value-type="string">
            <text:p>Availibility</text:p>
          </table:table-cell>
          <table:table-cell table:style-name="ce3" office:value-type="string">
            <text:p>Enumeroitu arvo</text:p>
          </table:table-cell>
          <table:table-cell table:style-name="ce3" office:value-type="string">
            <text:p>Ilmaisee onko teos saatavilla, lainassa vai kadonnu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1"/>
        <table:table-column table:style-name="co3" table:default-cell-style-name="ce1"/>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2" office:value-type="string">
            <text:p>Desimaaliluku</text:p>
          </table:table-cell>
          <table:table-cell table:style-name="ce2" office:value-type="string">
            <text:p>Viiteavain moviesin elokuvaan</text:p>
          </table:table-cell>
        </table:table-row>
        <table:table-row table:style-name="ro2">
          <table:table-cell table:number-columns-repeated="9"/>
          <table:table-cell table:style-name="ce3" office:value-type="string">
            <text:p>Genre</text:p>
          </table:table-cell>
          <table:table-cell table:style-name="ce3" office:value-type="string">
            <text:p>Desimaaliluku</text:p>
          </table:table-cell>
          <table:table-cell table:style-name="ce3" office:value-type="string">
            <text:p>Viiteavain genresi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2" office:value-type="string">
            <text:p>Merkkijono</text:p>
          </table:table-cell>
          <table:table-cell table:style-name="ce2"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2" office:value-type="string">
            <text:p>Merkkijono</text:p>
          </table:table-cell>
          <table:table-cell table:style-name="ce2"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3" office:value-type="string">
            <text:p>Merkkijono</text:p>
          </table:table-cell>
          <table:table-cell table:style-name="ce3"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1: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number-columns-repeated="2" table:default-cell-style-name="ce1"/>
        <table:table-column table:style-name="co3" table:default-cell-style-name="ce1"/>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2" office:value-type="string">
            <text:p>Merkkijono</text:p>
          </table:table-cell>
          <table:table-cell table:style-name="ce2"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3.191cm"/>
    </style:style>
    <style:style style:name="co4" style:family="table-column">
      <style:table-column-properties fo:break-before="auto" style:column-width="6.493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1"/>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1"/>
          <table:table-cell table:style-name="ce3" office:value-type="string">
            <text:p>Person</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1"/>
          <table:table-cell office:value-type="string">
            <text:p>Character</text:p>
          </table:table-cell>
          <table:table-cell office:value-type="string">
            <text:p>Desimaaliluku</text:p>
          </table:table-cell>
          <table:table-cell office:value-type="string">
            <text:p>Viiteavain characters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96cm"/>
    </style:style>
    <style:style style:name="co3" style:family="table-column">
      <style:table-column-properties fo:break-before="auto" style:column-width="3.191cm"/>
    </style:style>
    <style:style style:name="co4" style:family="table-column">
      <style:table-column-properties fo:break-before="auto" style:column-width="11.709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4"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4"/>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4"/>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4"/>
          <table:table-cell table:style-name="ce3" office:value-type="string">
            <text:p>People</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4"/>
          <table:table-cell office:value-type="string">
            <text:p>Position</text:p>
          </table:table-cell>
          <table:table-cell office:value-type="string">
            <text:p>Enumeroitu arvo</text:p>
          </table:table-cell>
          <table:table-cell office:value-type="string">
            <text:p>Määrittelee onko henkilö elokuvan tuottaja, ohjaaja vaiko käsikirjoittaja</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9:44</text:time></text:p>
        </style:region-right>
      </style:header>
      <style:header-left style:display="false"/>
      <style:footer>
        <text:p>Page <text:page-number>1</text:page-number> / <text:page-count>99</text:page-count></text:p>
      </style:footer>
      <style:footer-left style:display="false"/>
    </style:master-page>
  </office:master-styles>
</office:document-styles>
</file>